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8.52cm" style:rel-column-width="32818*"/>
    </style:style>
    <style:style style:name="Tabla1.B" style:family="table-column">
      <style:table-column-properties style:column-width="8.493cm" style:rel-column-width="32717*"/>
    </style:style>
    <style:style style:name="Tabla1.A1" style:family="table-cell">
      <style:table-cell-properties fo:padding="0.097cm" fo:border="none"/>
    </style:style>
    <style:style style:name="Tabla1.A4" style:family="table-cell">
      <style:table-cell-properties fo:padding="0.097cm" fo:border-left="none" fo:border-right="none" fo:border-top="none" fo:border-bottom="0.018cm solid #000000"/>
    </style:style>
    <style:style style:name="Tabla1.A5" style:family="table-cell">
      <style:table-cell-properties fo:padding="0.097cm" fo:border-left="0.018cm solid #000000" fo:border-right="none" fo:border-top="none" fo:border-bottom="0.018cm solid #000000"/>
    </style:style>
    <style:style style:name="Tabla1.B5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Footer">
      <style:text-properties fo:font-size="9pt" officeooo:paragraph-rsid="001bb072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a5fed" officeooo:paragraph-rsid="001d5e5f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a5fed" officeooo:paragraph-rsid="001d5e5f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officeooo:rsid="001a5fed" officeooo:paragraph-rsid="001f4c7a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2pt" fo:font-weight="bold" officeooo:rsid="001a5fed" officeooo:paragraph-rsid="002625e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2pt" fo:font-weight="bold" officeooo:rsid="001a5fed" officeooo:paragraph-rsid="001f4c7a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2e7b3f"/>
    </style:style>
    <style:style style:name="P11" style:family="paragraph" style:parent-style-name="Standard">
      <style:paragraph-properties fo:text-align="center" style:justify-single-word="false"/>
      <style:text-properties officeooo:rsid="001a5fed" officeooo:paragraph-rsid="001a5fed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a5fed" officeooo:paragraph-rsid="001a5fed"/>
    </style:style>
    <style:style style:name="P13" style:family="paragraph" style:parent-style-name="Text_20_body">
      <style:paragraph-properties fo:text-align="start" style:justify-single-word="false" fo:break-before="page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217271" officeooo:paragraph-rsid="00217271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officeooo:rsid="00217271" officeooo:paragraph-rsid="00217271" style:font-size-asian="12pt" style:font-weight-asian="bold" style:font-size-complex="12pt" style:font-weight-complex="bold"/>
    </style:style>
    <style:style style:name="T1" style:family="text">
      <style:text-properties fo:font-weight="bold" officeooo:rsid="00325c19" style:font-weight-asian="bold" style:font-weight-complex="bold"/>
    </style:style>
    <style:style style:name="T2" style:family="text">
      <style:text-properties fo:font-weight="bold" officeooo:rsid="0048fe34" style:font-weight-asian="bold" style:font-weight-complex="bold"/>
    </style:style>
    <style:style style:name="T3" style:family="text">
      <style:text-properties fo:font-weight="bold" officeooo:rsid="0029ec4f" style:font-weight-asian="bold" style:font-weight-complex="bold"/>
    </style:style>
    <style:style style:name="T4" style:family="text">
      <style:text-properties officeooo:rsid="00325c19"/>
    </style:style>
    <style:style style:name="T5" style:family="text">
      <style:text-properties fo:font-weight="normal" officeooo:rsid="0048fe34" style:font-weight-asian="normal" style:font-weight-complex="normal"/>
    </style:style>
    <style:style style:name="T6" style:family="text">
      <style:text-properties fo:font-weight="normal" officeooo:rsid="001f4c7a" style:font-weight-asian="normal" style:font-weight-complex="normal"/>
    </style:style>
    <style:style style:name="T7" style:family="text">
      <style:text-properties officeooo:rsid="001f4c7a"/>
    </style:style>
    <style:style style:name="T8" style:family="text">
      <style:text-properties officeooo:rsid="0026c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&lt;for each=&quot;o in objects&quot;&gt;">for objects</text:text-input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<text:text-input text:description="&lt;get_name(company)&gt;">Compania</text:text-input>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2">Pago de Provisiones</text:p>
          </table:table-cell>
          <table:covered-table-cell/>
        </table:table-row>
        <table:table-row>
          <table:table-cell table:style-name="Tabla1.A1" office:value-type="string">
            <text:p text:style-name="P4"><text:span text:style-name="T7">Desde:</text:span><text:span text:style-name="T6"><text:text-input text:description="&lt;o.date_start&gt;">inicio</text:text-input></text:span></text:p>
          </table:table-cell>
          <table:table-cell table:style-name="Tabla1.A1" office:value-type="string">
            <text:p text:style-name="P5"><text:span text:style-name="T7">Hasta:</text:span><text:span text:style-name="T6"><text:text-input text:description="&lt;o.date_end&gt;">fin</text:text-input></text:span></text:p>
          </table:table-cell>
        </table:table-row>
        <table:table-row>
          <table:table-cell table:style-name="Tabla1.A4" office:value-type="string">
            <text:p text:style-name="P4"><text:span text:style-name="T7">Período </text:span><text:span text:style-name="T8">de Pago</text:span><text:span text:style-name="T7">:</text:span><text:span text:style-name="T6"><text:text-input text:description="&lt;get_name(o.period_id)&gt;">periodo</text:text-input></text:span></text:p>
          </table:table-cell>
          <table:table-cell table:style-name="Tabla1.A4" office:value-type="string">
            <text:p text:style-name="P6"><text:span text:style-name="T7">Provision a Pagar:</text:span><text:span text:style-name="T6"><text:text-input text:description="&lt;get_name(o.rule_id)&gt;">provision</text:text-input></text:span></text:p>
          </table:table-cell>
        </table:table-row>
        <table:table-row>
          <table:table-cell table:style-name="Tabla1.A5" office:value-type="string">
            <text:p text:style-name="P14">Empleado</text:p>
          </table:table-cell>
          <table:table-cell table:style-name="Tabla1.B5" office:value-type="string">
            <text:p text:style-name="P15">Total</text:p>
          </table:table-cell>
        </table:table-row>
        <table:table-row>
          <table:table-cell table:style-name="Tabla1.B5" table:number-columns-spanned="2" office:value-type="string">
            <text:p text:style-name="P7"><text:text-input text:description="&lt;for each=&quot;line in o.line_ids&quot;&gt;">for lines</text:text-input></text:p>
          </table:table-cell>
          <table:covered-table-cell/>
        </table:table-row>
        <table:table-row>
          <table:table-cell table:style-name="Tabla1.A5" office:value-type="string">
            <text:p text:style-name="P8"><text:text-input text:description="&lt;get_name(line.employee_id)&gt;">empleado</text:text-input></text:p>
          </table:table-cell>
          <table:table-cell table:style-name="Tabla1.B5" office:value-type="string">
            <text:p text:style-name="P9"><text:text-input text:description="&lt;formatLang(line.total)&gt;">total</text:text-input></text:p>
          </table:table-cell>
        </table:table-row>
        <table:table-row>
          <table:table-cell table:style-name="Tabla1.B5" table:number-columns-spanned="2" office:value-type="string">
            <text:p text:style-name="P7"><text:text-input text:description="&lt;/for&gt;">end for</text:text-input></text:p>
          </table:table-cell>
          <table:covered-table-cell/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><text:span text:style-name="T3">Total a Pagar:</text:span><text:text-input text:description="&lt;formatLang(sum_field(o.line_ids,'total'))&gt;">suma total</text:text-input></text:p>
          </table:table-cell>
        </table:table-row>
      </table:table>
      <text:p text:style-name="P11"/>
      <text:p text:style-name="P12"><text:s/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paragraph-rsid="001bb072" style:font-size-asian="9pt" style:font-size-complex="9pt"/>
    </style:style>
    <style:style style:name="MT1" style:family="text">
      <style:text-properties fo:font-weight="bold" officeooo:rsid="00325c19" style:font-weight-asian="bold" style:font-weight-complex="bold"/>
    </style:style>
    <style:style style:name="MT2" style:family="text">
      <style:text-properties officeooo:rsid="00325c19"/>
    </style:style>
    <style:style style:name="MT3" style:family="text">
      <style:text-properties fo:font-weight="bold" officeooo:rsid="0048fe34" style:font-weight-asian="bold" style:font-weight-complex="bold"/>
    </style:style>
    <style:style style:name="MT4" style:family="text">
      <style:text-properties fo:font-weight="normal" officeooo:rsid="0048fe34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suario</text:span><text:span text:style-name="MT2">:</text:span><text:span text:style-name="MT2"><text:text-input text:description="&lt;user.name&gt;">usuario</text:text-input></text:span><text:span text:style-name="MT2"><text:tab/><text:tab/></text:span><text:span text:style-name="MT1">Fecha Impresion</text:span><text:span text:style-name="MT2">:</text:span><text:span text:style-name="MT2"><text:text-input text:description="&lt;formatLang(time.strftime(&quot;%Y-%m-%d %H:%M:%S&quot;, time.localtime()),date_time=True)&gt;">now</text:text-input></text:span><text:span text:style-name="MT2"> </text:span><text:span text:style-name="MT3">Pag.</text:span><text:span text:style-name="MT4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9T12:01:45</meta:creation-date>
    <dc:date>2012-12-21T11:12:57</dc:date>
    <meta:editing-duration>PT00H27M44S</meta:editing-duration>
    <meta:editing-cycles>30</meta:editing-cycles>
    <meta:generator>OpenOffice.org/3.2$Linux OpenOffice.org_project/320m19$Build-9505</meta:generator>
    <meta:document-statistic meta:table-count="1" meta:image-count="0" meta:object-count="0" meta:page-count="2" meta:paragraph-count="16" meta:word-count="31" meta:character-count="222"/>
  </office:meta>
</office:document-meta>
</file>